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666666" draw:marker-start-width="0.242cm" draw:marker-end-width="0.242cm" draw:fill="none" draw:textarea-horizontal-align="justify" draw:textarea-vertical-align="middle" draw:auto-grow-height="false" fo:min-height="3.342cm" fo:min-width="3.092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00a933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0.421cm"/>
      <style:paragraph-properties style:writing-mode="lr-tb"/>
    </style:style>
    <style:style style:name="gr5" style:family="graphic" style:parent-style-name="objectwithoutfill">
      <style:graphic-properties svg:stroke-width="0.028cm" svg:stroke-color="#81d41a" draw:marker-start-width="0.242cm" draw:marker-end="Rounded_20_short_20_Arrow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0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0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2a6099" draw:marker-start="Arrow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28cm" svg:stroke-color="#666666" draw:marker-start-width="0.242cm" draw:marker-end-width="0.242cm" draw:fill="none" draw:textarea-horizontal-align="justify" draw:textarea-vertical-align="middle" draw:auto-grow-height="false" fo:min-height="3.314cm" fo:min-width="3.064cm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81cm" svg:stroke-color="#2a6099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f0000" draw:marker-start="Arrow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a933" fo:font-size="12pt"/>
    </style:style>
    <style:style style:name="P4" style:family="paragraph">
      <loext:graphic-properties draw:fill="none" draw:fill-color="#ffffff"/>
      <style:text-properties fo:color="#00a933" fo:font-size="12pt"/>
    </style:style>
    <style:style style:name="P5" style:family="paragraph">
      <style:text-properties fo:color="#81d41a" fo:font-size="10pt"/>
    </style:style>
    <style:style style:name="P6" style:family="paragraph">
      <loext:graphic-properties draw:fill="none" draw:fill-color="#ffffff"/>
      <style:text-properties fo:color="#81d41a" fo:font-size="10pt"/>
    </style:style>
    <style:style style:name="P7" style:family="paragraph">
      <style:text-properties fo:color="#2a6099" fo:font-size="14pt"/>
    </style:style>
    <style:style style:name="P8" style:family="paragraph">
      <loext:graphic-properties draw:fill="none" draw:fill-color="#ffffff"/>
      <style:text-properties fo:color="#2a6099" fo:font-size="14pt"/>
    </style:style>
    <style:style style:name="P9" style:family="paragraph">
      <style:text-properties fo:color="#ff0000" fo:font-size="14pt"/>
    </style:style>
    <style:style style:name="P10" style:family="paragraph">
      <loext:graphic-properties draw:fill="none" draw:fill-color="#ffffff"/>
      <style:text-properties fo:color="#ff0000" fo:font-size="14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style:text-position="-33% 58%"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7cm" svg:y1="8.62cm" svg:x2="18.79cm" svg:y2="8.62cm">
          <text:p/>
        </draw:line>
        <draw:line draw:style-name="gr1" draw:text-style-name="P1" draw:layer="layout" svg:x1="14.98cm" svg:y1="12.43cm" svg:x2="14.98cm" svg:y2="4.81cm">
          <text:p/>
        </draw:line>
        <draw:custom-shape draw:style-name="gr2" draw:text-style-name="P2" draw:layer="layout" svg:width="5.08cm" svg:height="5.08cm" svg:x="12.44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05cm" svg:height="0.908cm" draw:transform="rotate (1.10706234454) translate (13.8369999928947cm 8.3659999964466cm)" svg:viewBox="0 0 1306 909" svg:d="M0 0c1136 0 1306 909 1306 909">
          <text:p/>
        </draw:path>
        <draw:frame draw:style-name="gr4" draw:text-style-name="P4" draw:layer="layout" svg:width="0.635cm" svg:height="0.725cm" svg:x="14.091cm" svg:y="7.604cm">
          <draw:text-box>
            <text:p text:style-name="P3"><text:span text:style-name="T1">ᵠ</text:span></text:p>
          </draw:text-box>
        </draw:frame>
        <draw:path draw:style-name="gr5" draw:text-style-name="P1" draw:layer="layout" svg:width="0.761cm" svg:height="0.507cm" draw:transform="rotate (1.5707963267949) translate (15.234cm 8.62cm)" svg:viewBox="0 0 762 508" svg:d="M0 508c508 0 762-508 762-508">
          <text:p/>
        </draw:path>
        <draw:path draw:style-name="gr5" draw:text-style-name="P1" draw:layer="layout" svg:width="0.38cm" svg:height="0.126cm" draw:transform="rotate (1.5707963267949) translate (13.329cm 8.62cm)" svg:viewBox="0 0 381 127" svg:d="M0 0c254 0 381 127 381 127">
          <text:p/>
        </draw:path>
        <draw:frame draw:style-name="gr6" draw:text-style-name="P6" draw:layer="layout" svg:width="1.143cm" svg:height="0.729cm" svg:x="13.075cm" svg:y="8.493cm">
          <draw:text-box>
            <text:p text:style-name="P5"><text:span text:style-name="T1">ɸ</text:span><text:span text:style-name="T2">(t</text:span><text:span text:style-name="T3">I</text:span><text:span text:style-name="T2">)</text:span></text:p>
          </draw:text-box>
        </draw:frame>
        <draw:frame draw:style-name="gr7" draw:text-style-name="P6" draw:layer="layout" svg:width="1.524cm" svg:height="1.123cm" svg:x="15.488cm" svg:y="7.731cm">
          <draw:text-box>
            <text:p text:style-name="P5"><text:span text:style-name="T1">ɸ</text:span><text:span text:style-name="T2">(t</text:span><text:span text:style-name="T3">U</text:span><text:span text:style-name="T2">)</text:span></text:p>
          </draw:text-box>
        </draw:frame>
        <draw:frame draw:style-name="gr8" draw:text-style-name="P8" draw:layer="layout" svg:width="1.27cm" svg:height="0.806cm" svg:x="12.821cm" svg:y="7.433cm">
          <draw:text-box>
            <text:p text:style-name="P7"><text:span text:style-name="T1">Î</text:span></text:p>
          </draw:text-box>
        </draw:frame>
        <draw:frame draw:style-name="gr9" draw:text-style-name="P10" draw:layer="layout" svg:width="1.143cm" svg:height="0.806cm" svg:x="15.361cm" svg:y="6.715cm">
          <draw:text-box>
            <text:p text:style-name="P9"><text:span text:style-name="T1">Û</text:span></text:p>
          </draw:text-box>
        </draw:frame>
        <draw:line draw:style-name="gr10" draw:text-style-name="P1" draw:layer="layout" svg:x1="14.98cm" svg:y1="8.62cm" svg:x2="15.645cm" svg:y2="6.139cm">
          <text:p/>
        </draw:line>
        <draw:line draw:style-name="gr11" draw:text-style-name="P1" draw:layer="layout" svg:x1="12.566cm" svg:y1="7.988cm" svg:x2="14.954cm" svg:y2="8.628cm">
          <text:p/>
        </draw:line>
        <draw:line draw:style-name="gr1" draw:text-style-name="P1" draw:layer="layout" svg:x1="2.261cm" svg:y1="8.629cm" svg:x2="9.881cm" svg:y2="8.629cm">
          <text:p/>
        </draw:line>
        <draw:line draw:style-name="gr1" draw:text-style-name="P1" draw:layer="layout" svg:x1="6.071cm" svg:y1="12.439cm" svg:x2="6.071cm" svg:y2="4.819cm">
          <text:p/>
        </draw:line>
        <draw:custom-shape draw:style-name="gr12" draw:text-style-name="P2" draw:layer="layout" svg:width="5.08cm" svg:height="5.08cm" svg:x="3.531cm" svg:y="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305cm" svg:height="0.908cm" draw:transform="rotate (1.10706234454) translate (4.92799999289473cm 8.3749999964466cm)" svg:viewBox="0 0 1306 909" svg:d="M0 0c1136 0 1306 909 1306 909">
          <text:p/>
        </draw:path>
        <draw:frame draw:style-name="gr4" draw:text-style-name="P4" draw:layer="layout" svg:width="0.635cm" svg:height="0.725cm" svg:x="5.182cm" svg:y="7.613cm">
          <draw:text-box>
            <text:p text:style-name="P3"><text:span text:style-name="T1">ᵠ</text:span></text:p>
          </draw:text-box>
        </draw:frame>
        <draw:path draw:style-name="gr5" draw:text-style-name="P1" draw:layer="layout" svg:width="0.761cm" svg:height="0.507cm" draw:transform="rotate (1.5707963267949) translate (6.325cm 8.629cm)" svg:viewBox="0 0 762 508" svg:d="M0 508c508 0 762-508 762-508">
          <text:p/>
        </draw:path>
        <draw:path draw:style-name="gr5" draw:text-style-name="P1" draw:layer="layout" svg:width="0.38cm" svg:height="0.126cm" draw:transform="rotate (1.5707963267949) translate (4.42cm 8.629cm)" svg:viewBox="0 0 381 127" svg:d="M0 0c254 0 381 127 381 127">
          <text:p/>
        </draw:path>
        <draw:frame draw:style-name="gr7" draw:text-style-name="P6" draw:layer="layout" svg:width="1.279cm" svg:height="1.123cm" svg:x="4.166cm" svg:y="8.502cm">
          <draw:text-box>
            <text:p text:style-name="P5"><text:span text:style-name="T1">ɸ</text:span><text:span text:style-name="T2">(t</text:span><text:span text:style-name="T3">U</text:span><text:span text:style-name="T2">)</text:span></text:p>
          </draw:text-box>
        </draw:frame>
        <draw:frame draw:style-name="gr7" draw:text-style-name="P6" draw:layer="layout" svg:width="1.524cm" svg:height="1.123cm" svg:x="6.579cm" svg:y="7.74cm">
          <draw:text-box>
            <text:p text:style-name="P5"><text:span text:style-name="T1">ɸ</text:span><text:span text:style-name="T2">(t</text:span><text:span text:style-name="T3">I</text:span><text:span text:style-name="T2">)</text:span></text:p>
          </draw:text-box>
        </draw:frame>
        <draw:frame draw:style-name="gr8" draw:text-style-name="P8" draw:layer="layout" svg:width="1.27cm" svg:height="0.806cm" svg:x="6.334cm" svg:y="6.842cm">
          <draw:text-box>
            <text:p text:style-name="P7"><text:span text:style-name="T1">Î</text:span></text:p>
          </draw:text-box>
        </draw:frame>
        <draw:frame draw:style-name="gr9" draw:text-style-name="P10" draw:layer="layout" svg:width="1.143cm" svg:height="0.806cm" svg:x="4.048cm" svg:y="7.477cm">
          <draw:text-box>
            <text:p text:style-name="P9"><text:span text:style-name="T1">Û</text:span></text:p>
          </draw:text-box>
        </draw:frame>
        <draw:line draw:style-name="gr13" draw:text-style-name="P1" draw:layer="layout" svg:x1="6.071cm" svg:y1="8.629cm" svg:x2="6.736cm" svg:y2="6.148cm">
          <text:p/>
        </draw:line>
        <draw:line draw:style-name="gr14" draw:text-style-name="P1" draw:layer="layout" svg:x1="3.657cm" svg:y1="7.997cm" svg:x2="6.045cm" svg:y2="8.63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21:40:00.668793498</meta:creation-date>
    <dc:date>2021-02-19T22:08:28.928412421</dc:date>
    <meta:editing-duration>PT7M33S</meta:editing-duration>
    <meta:editing-cycles>4</meta:editing-cycles>
    <meta:generator>LibreOffice/6.4.6.2$Linux_X86_64 LibreOffice_project/40$Build-2</meta:generator>
    <meta:document-statistic meta:object-count="26"/>
  </office:meta>
</office:document-meta>
</file>